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7.11mm"/>
    </style:style>
    <style:style style:name="co4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mul.d F5,F1,F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ul.d F6,F2,F3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s.d F6,V6(R1)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iv.d F7,F6,F4</text:p>
          </table:table-cell>
          <table:table-cell office:value-type="float" office:value="13" calcext:value-type="float">
            <text:p>13</text:p>
          </table:table-cell>
          <table:table-cell table:number-columns-repeated="21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dd.d F7,F7,F3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.d F7,V7(R1)</text:p>
          </table:table-cell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F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ddui R2,R2,-1</text:p>
          </table:table-cell>
          <table:table-cell office:value-type="float" office:value="1" calcext:value-type="float">
            <text:p>1</text:p>
          </table:table-cell>
          <table:table-cell table:number-columns-repeated="4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z R2, LOOP</text:p>
          </table:table-cell>
          <table:table-cell office:value-type="float" office:value="2" calcext:value-type="float">
            <text:p>2</text:p>
          </table:table-cell>
          <table:table-cell table:number-columns-repeated="46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51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5006" calcext:value-type="float">
            <text:p>5006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0:18:38.11194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9:22.322122691</meta:creation-date>
    <dc:date>2019-02-26T10:45:15.928479754</dc:date>
    <meta:editing-duration>PT43M15S</meta:editing-duration>
    <meta:editing-cycles>6</meta:editing-cycles>
    <meta:generator>LibreOffice/6.0.7.3$Linux_X86_64 LibreOffice_project/00m0$Build-3</meta:generator>
    <meta:document-statistic meta:table-count="1" meta:cell-count="243" meta:object-count="0"/>
  </office:meta>
</office:document-meta>
</file>